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indent="-0.25in" style:auto-text-indent="false"/>
    </style:style>
    <style:style style:name="P10" style:family="paragraph" style:parent-style-name="Standard" style:list-style-name="L1">
      <style:paragraph-properties fo:margin-left="0in" fo:margin-right="0in" fo:text-indent="-0.25in" style:auto-text-indent="false"/>
    </style:style>
    <style:style style:name="P11" style:family="paragraph" style:parent-style-name="Standard">
      <style:paragraph-properties fo:margin-left="-0.25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gister hemispheres</text:p>
      <text:list xml:id="list1556486327" text:style-name="L1">
        <text:list-item>
          <text:p text:style-name="P1">split with security margin along central hemispheric fissure</text:p>
        </text:list-item>
        <text:list-item>
          <text:p text:style-name="P1">Register</text:p>
          <text:list>
            <text:list-item>
              <text:p text:style-name="P1">non-linear \w volume preservation</text:p>
            </text:list-item>
            <text:list-item>
              <text:p text:style-name="P1">non-linear \wo volume preservation</text:p>
            </text:list-item>
            <text:list-item>
              <text:p text:style-name="P1">Use metrics: SSD, MS, NCC (Normalized cross correlation)</text:p>
              <text:p text:style-name="P10">Look at result as well as Jacobian determinant (of both directions)</text:p>
            </text:list-item>
          </text:list>
        </text:list-item>
      </text:list>
      <text:p text:style-name="P9"/>
      <text:p text:style-name="P9"><text:tab/>Apply transformation obtained by registering in one sequence (e.g. FLAIR) also to all others (e.g. T2, DW) → Registration might fair better in some sequences than in others.</text:p>
      <text:p text:style-name="P12"/>
      <text:p text:style-name="P8">MIND like features</text:p>
      <text:list xml:id="list1055226745" text:style-name="L2">
        <text:list-item>
          <text:p text:style-name="P3">SSD between region around voxel on active side and regions around this region on the reference side.</text:p>
        </text:list-item>
        <text:list-item>
          <text:p text:style-name="P3">Include noise reduction (see paper: MIND: Modality independent neighbourhood descriptor for multi-modal deformable registration)</text:p>
        </text:list-item>
        <text:list-item>
          <text:p text:style-name="P3">Compute with views and sum via gaussian?</text:p>
        </text:list-item>
      </text:list>
      <text:p text:style-name="P2"/>
      <text:p text:style-name="P8">Mutual-salient features</text:p>
      <text:list xml:id="list919945445" text:style-name="L3">
        <text:list-item>
          <text:p text:style-name="P4">Can be used in hemisphere registration or as lateral feature</text:p>
        </text:list-item>
        <text:list-item>
          <text:p text:style-name="P4">See at the end of DRAMMS: Deformable registration via attribute matching and mutual-saliency weighting for computation</text:p>
        </text:list-item>
        <text:list-item>
          <text:p text:style-name="P4">They also have an interesting similarity and Gabor feature</text:p>
        </text:list-item>
      </text:list>
      <text:p text:style-name="P2"/>
      <text:p text:style-name="P8">Wilke features</text:p>
      <text:list xml:id="list205530369" text:style-name="L4">
        <text:list-item>
          <text:p text:style-name="P5">read again about them</text:p>
        </text:list-item>
        <text:list-item>
          <text:p text:style-name="P5">implement them, see if they are as good as they claim</text:p>
        </text:list-item>
      </text:list>
      <text:p text:style-name="P2"/>
      <text:p text:style-name="P8">Local histogram features</text:p>
      <text:list xml:id="list1553861227" text:style-name="L5">
        <text:list-item>
          <text:p text:style-name="P6">re-implement (using e.g. image integral computation)</text:p>
        </text:list-item>
        <text:list-item>
          <text:p text:style-name="P6">can also sum views, then apply gauss to collect over region</text:p>
        </text:list-item>
        <text:list-item>
          <text:p text:style-name="P6">might be way faster</text:p>
        </text:list-item>
      </text:list>
      <text:p text:style-name="P2"/>
      <text:p text:style-name="P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11-28T13:58:12</meta:creation-date>
    <dc:date>2013-11-28T15:58:03</dc:date>
    <dc:creator>Oskar Maier</dc:creator>
    <meta:editing-duration>PT1H59M1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3" meta:word-count="201" meta:character-count="1260" meta:non-whitespace-character-count="1097"/>
  </office:meta>
</office:document-meta>
</file>